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none" fo:font-weight="bold" style:font-size-asian="21pt" style:font-weight-asian="bold" style:font-size-complex="24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d365c" officeooo:paragraph-rsid="000d365c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d365c" officeooo:paragraph-rsid="00127c4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d365c" officeooo:paragraph-rsid="0017a3d1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d365c" officeooo:paragraph-rsid="001d04a2" style:font-weight-asian="bold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font-size="10pt" officeooo:rsid="000d365c" officeooo:paragraph-rsid="000d365c" style:font-size-asian="10pt" style:font-size-complex="10pt"/>
    </style:style>
    <style:style style:name="P8" style:family="paragraph" style:parent-style-name="Standard">
      <style:text-properties fo:font-size="10pt" officeooo:rsid="000d365c" officeooo:paragraph-rsid="000ee5e2" style:font-size-asian="10pt" style:font-size-complex="10pt"/>
    </style:style>
    <style:style style:name="P9" style:family="paragraph" style:parent-style-name="Standard">
      <style:text-properties fo:font-size="10pt" officeooo:rsid="000d365c" officeooo:paragraph-rsid="00127c40" style:font-size-asian="10pt" style:font-size-complex="10pt"/>
    </style:style>
    <style:style style:name="P10" style:family="paragraph" style:parent-style-name="Standard">
      <style:text-properties fo:font-size="10pt" officeooo:rsid="000d365c" officeooo:paragraph-rsid="0017a3d1" style:font-size-asian="10pt" style:font-size-complex="10pt"/>
    </style:style>
    <style:style style:name="P11" style:family="paragraph" style:parent-style-name="Standard">
      <style:text-properties fo:font-size="10pt" officeooo:rsid="000d365c" officeooo:paragraph-rsid="001d04a2" style:font-size-asian="10pt" style:font-size-complex="10pt"/>
    </style:style>
    <style:style style:name="P12" style:family="paragraph" style:parent-style-name="Standard">
      <style:text-properties fo:font-size="10pt" officeooo:rsid="0011c594" officeooo:paragraph-rsid="0011c594" style:font-size-asian="10pt" style:font-size-complex="10pt"/>
    </style:style>
    <style:style style:name="P13" style:family="paragraph" style:parent-style-name="Standard">
      <style:text-properties fo:font-size="10pt" officeooo:rsid="0011c594" officeooo:paragraph-rsid="00127c40" style:font-size-asian="10pt" style:font-size-complex="10pt"/>
    </style:style>
    <style:style style:name="P14" style:family="paragraph" style:parent-style-name="Standard">
      <style:text-properties fo:font-size="10pt" officeooo:paragraph-rsid="00127c40" style:font-size-asian="10pt" style:font-size-complex="10pt"/>
    </style:style>
    <style:style style:name="P15" style:family="paragraph" style:parent-style-name="Standard">
      <style:text-properties fo:font-size="10pt" officeooo:rsid="00135d7a" officeooo:paragraph-rsid="00135d7a" style:font-size-asian="10pt" style:font-size-complex="10pt"/>
    </style:style>
    <style:style style:name="P16" style:family="paragraph" style:parent-style-name="Standard">
      <style:text-properties fo:font-size="10pt" officeooo:rsid="00135d7a" officeooo:paragraph-rsid="00154b86" style:font-size-asian="10pt" style:font-size-complex="10pt"/>
    </style:style>
    <style:style style:name="P17" style:family="paragraph" style:parent-style-name="Standard">
      <style:text-properties fo:font-size="10pt" officeooo:rsid="00135d7a" officeooo:paragraph-rsid="0017a3d1" style:font-size-asian="10pt" style:font-size-complex="10pt"/>
    </style:style>
    <style:style style:name="P18" style:family="paragraph" style:parent-style-name="Standard">
      <style:text-properties fo:font-size="10pt" officeooo:rsid="00135d7a" officeooo:paragraph-rsid="001d04a2" style:font-size-asian="10pt" style:font-size-complex="10pt"/>
    </style:style>
    <style:style style:name="P19" style:family="paragraph" style:parent-style-name="Standard">
      <style:text-properties fo:font-size="10pt" officeooo:rsid="001600d7" officeooo:paragraph-rsid="001600d7" style:font-size-asian="10pt" style:font-size-complex="10pt"/>
    </style:style>
    <style:style style:name="P20" style:family="paragraph" style:parent-style-name="Standard">
      <style:text-properties fo:font-size="10pt" officeooo:rsid="001600d7" officeooo:paragraph-rsid="0017a3d1" style:font-size-asian="10pt" style:font-size-complex="10pt"/>
    </style:style>
    <style:style style:name="P21" style:family="paragraph" style:parent-style-name="Standard">
      <style:text-properties fo:font-size="10pt" officeooo:rsid="0017a3d1" officeooo:paragraph-rsid="0017a3d1" style:font-size-asian="10pt" style:font-size-complex="10pt"/>
    </style:style>
    <style:style style:name="P22" style:family="paragraph" style:parent-style-name="Standard">
      <style:text-properties fo:font-size="10pt" officeooo:paragraph-rsid="00163580" style:font-size-asian="10pt" style:font-size-complex="10pt"/>
    </style:style>
    <style:style style:name="P23" style:family="paragraph" style:parent-style-name="Standard">
      <style:text-properties fo:font-size="10pt" officeooo:paragraph-rsid="0017a3d1" style:font-size-asian="10pt" style:font-size-complex="10pt"/>
    </style:style>
    <style:style style:name="P24" style:family="paragraph" style:parent-style-name="Standard">
      <style:text-properties fo:font-size="10pt" officeooo:rsid="001a5987" officeooo:paragraph-rsid="001a5987" style:font-size-asian="10pt" style:font-size-complex="10pt"/>
    </style:style>
    <style:style style:name="P25" style:family="paragraph" style:parent-style-name="Standard">
      <style:text-properties fo:font-size="10pt" officeooo:rsid="001a5987" officeooo:paragraph-rsid="001d04a2" style:font-size-asian="10pt" style:font-size-complex="10pt"/>
    </style:style>
    <style:style style:name="P26" style:family="paragraph" style:parent-style-name="Standard">
      <style:text-properties fo:font-size="10pt" officeooo:paragraph-rsid="001d04a2" style:font-size-asian="10pt" style:font-size-complex="10pt"/>
    </style:style>
    <style:style style:name="P27" style:family="paragraph" style:parent-style-name="Standard">
      <style:text-properties fo:font-size="10pt" fo:font-weight="bold" officeooo:rsid="000d365c" officeooo:paragraph-rsid="000d365c" style:font-size-asian="10pt" style:font-weight-asian="bold" style:font-size-complex="10pt" style:font-weight-complex="bold"/>
    </style:style>
    <style:style style:name="P28" style:family="paragraph" style:parent-style-name="Standard">
      <style:text-properties fo:font-size="10pt" fo:font-weight="bold" officeooo:rsid="000d365c" officeooo:paragraph-rsid="00127c40" style:font-size-asian="10pt" style:font-weight-asian="bold" style:font-size-complex="10pt" style:font-weight-complex="bold"/>
    </style:style>
    <style:style style:name="P29" style:family="paragraph" style:parent-style-name="Standard">
      <style:text-properties fo:font-size="10pt" fo:font-weight="bold" officeooo:rsid="000d365c" officeooo:paragraph-rsid="0017a3d1" style:font-size-asian="10pt" style:font-weight-asian="bold" style:font-size-complex="10pt" style:font-weight-complex="bold"/>
    </style:style>
    <style:style style:name="P30" style:family="paragraph" style:parent-style-name="Standard">
      <style:text-properties fo:font-size="10pt" fo:font-weight="bold" officeooo:rsid="000d365c" officeooo:paragraph-rsid="001d04a2" style:font-size-asian="10pt" style:font-weight-asian="bold" style:font-size-complex="10pt" style:font-weight-complex="bold"/>
    </style:style>
    <style:style style:name="P31" style:family="paragraph" style:parent-style-name="Standard">
      <style:text-properties fo:font-size="10pt" fo:font-weight="normal" officeooo:rsid="001600d7" officeooo:paragraph-rsid="00127c40" style:font-size-asian="10pt" style:font-weight-asian="normal" style:font-size-complex="10pt" style:font-weight-complex="normal"/>
    </style:style>
    <style:style style:name="P32" style:family="paragraph" style:parent-style-name="Standard">
      <style:text-properties fo:font-size="10pt" fo:font-weight="normal" officeooo:rsid="001600d7" officeooo:paragraph-rsid="001600d7" style:font-size-asian="10pt" style:font-weight-asian="normal" style:font-size-complex="10pt" style:font-weight-complex="normal"/>
    </style:style>
    <style:style style:name="P33" style:family="paragraph" style:parent-style-name="Standard">
      <style:text-properties fo:font-size="10pt" fo:font-weight="normal" officeooo:rsid="001600d7" officeooo:paragraph-rsid="0017a3d1" style:font-size-asian="10pt" style:font-weight-asian="normal" style:font-size-complex="10pt" style:font-weight-complex="normal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>
      <style:text-properties fo:font-size="10pt" officeooo:rsid="001ec2b2" officeooo:paragraph-rsid="001ec2b2" style:font-size-asian="10pt" style:font-size-complex="10pt"/>
    </style:style>
    <style:style style:name="P36" style:family="paragraph" style:parent-style-name="Standard">
      <style:text-properties fo:font-size="10pt" officeooo:rsid="000d365c" officeooo:paragraph-rsid="001d04a2" style:font-size-asian="10pt" style:font-size-complex="10pt"/>
    </style:style>
    <style:style style:name="P37" style:family="paragraph" style:parent-style-name="Standard">
      <style:text-properties fo:font-size="10pt" officeooo:rsid="00205215" officeooo:paragraph-rsid="00205215" style:font-size-asian="10pt" style:font-size-complex="10pt"/>
    </style:style>
    <style:style style:name="P38" style:family="paragraph" style:parent-style-name="Standard">
      <style:text-properties fo:font-size="10pt" officeooo:rsid="0021e8c3" officeooo:paragraph-rsid="0021e8c3" style:font-size-asian="10pt" style:font-size-complex="10pt"/>
    </style:style>
    <style:style style:name="P39" style:family="paragraph" style:parent-style-name="Standard">
      <style:text-properties fo:font-size="10pt" officeooo:rsid="00238763" officeooo:paragraph-rsid="00238763" style:font-size-asian="10pt" style:font-size-complex="10pt"/>
    </style:style>
    <style:style style:name="P40" style:family="paragraph" style:parent-style-name="Standard">
      <style:text-properties fo:font-size="10pt" officeooo:rsid="00264ef7" officeooo:paragraph-rsid="00264ef7" style:font-size-asian="10pt" style:font-size-complex="10pt"/>
    </style:style>
    <style:style style:name="P41" style:family="paragraph" style:parent-style-name="Standard">
      <style:text-properties fo:font-size="10pt" officeooo:rsid="0026e34b" officeooo:paragraph-rsid="0026e34b" style:font-size-asian="10pt" style:font-size-complex="10pt"/>
    </style:style>
    <style:style style:name="P42" style:family="paragraph" style:parent-style-name="Standard">
      <style:text-properties fo:font-size="10pt" officeooo:rsid="00289eb2" officeooo:paragraph-rsid="00289eb2" style:font-size-asian="10pt" style:font-size-complex="10pt"/>
    </style:style>
    <style:style style:name="P43" style:family="paragraph" style:parent-style-name="Standard">
      <style:text-properties fo:font-size="10pt" officeooo:paragraph-rsid="0026e34b" style:font-size-asian="10pt" style:font-size-complex="10pt"/>
    </style:style>
    <style:style style:name="P44" style:family="paragraph" style:parent-style-name="Standard">
      <style:text-properties fo:font-size="10pt" fo:font-weight="bold" officeooo:rsid="000d365c" officeooo:paragraph-rsid="00289eb2" style:font-size-asian="10pt" style:font-weight-asian="bold" style:font-size-complex="10pt" style:font-weight-complex="bold"/>
    </style:style>
    <style:style style:name="P45" style:family="paragraph" style:parent-style-name="Standard">
      <style:text-properties fo:font-size="10pt" fo:font-weight="normal" officeooo:rsid="001600d7" officeooo:paragraph-rsid="001d04a2" style:font-size-asian="10pt" style:font-weight-asian="normal" style:font-size-complex="10pt" style:font-weight-complex="normal"/>
    </style:style>
    <style:style style:name="P46" style:family="paragraph" style:parent-style-name="Standard">
      <style:text-properties fo:font-size="10pt" fo:font-weight="normal" officeooo:rsid="00205215" officeooo:paragraph-rsid="00205215" style:font-size-asian="10pt" style:font-weight-asian="normal" style:font-size-complex="10pt" style:font-weight-complex="normal"/>
    </style:style>
    <style:style style:name="P47" style:family="paragraph" style:parent-style-name="Standard">
      <style:text-properties fo:font-size="10pt" style:text-underline-style="solid" style:text-underline-width="auto" style:text-underline-color="font-color" officeooo:rsid="000d365c" officeooo:paragraph-rsid="000d365c" style:font-size-asian="10pt" style:font-size-complex="10pt"/>
    </style:style>
    <style:style style:name="P48" style:family="paragraph" style:parent-style-name="Standard">
      <style:text-properties fo:font-size="10pt" style:text-underline-style="solid" style:text-underline-width="auto" style:text-underline-color="font-color" officeooo:rsid="000d365c" officeooo:paragraph-rsid="000ee5e2" style:font-size-asian="10pt" style:font-size-complex="10pt"/>
    </style:style>
    <style:style style:name="P49" style:family="paragraph" style:parent-style-name="Standard">
      <style:text-properties fo:font-size="10pt" style:text-underline-style="solid" style:text-underline-width="auto" style:text-underline-color="font-color" officeooo:rsid="000d365c" officeooo:paragraph-rsid="00127c40" style:font-size-asian="10pt" style:font-size-complex="10pt"/>
    </style:style>
    <style:style style:name="P50" style:family="paragraph" style:parent-style-name="Standard">
      <style:text-properties fo:font-size="10pt" style:text-underline-style="solid" style:text-underline-width="auto" style:text-underline-color="font-color" officeooo:rsid="000d365c" officeooo:paragraph-rsid="0017a3d1" style:font-size-asian="10pt" style:font-size-complex="10pt"/>
    </style:style>
    <style:style style:name="P51" style:family="paragraph" style:parent-style-name="Standard">
      <style:text-properties fo:font-size="10pt" style:text-underline-style="solid" style:text-underline-width="auto" style:text-underline-color="font-color" officeooo:rsid="000d365c" officeooo:paragraph-rsid="001d04a2" style:font-size-asian="10pt" style:font-size-complex="10pt"/>
    </style:style>
    <style:style style:name="P52" style:family="paragraph" style:parent-style-name="Standard">
      <style:text-properties fo:font-size="10pt" style:text-underline-style="solid" style:text-underline-width="auto" style:text-underline-color="font-color" officeooo:rsid="00135d7a" officeooo:paragraph-rsid="00135d7a" style:font-size-asian="10pt" style:font-size-complex="10pt"/>
    </style:style>
    <style:style style:name="P53" style:family="paragraph" style:parent-style-name="Standard">
      <style:text-properties fo:font-size="10pt" style:text-underline-style="solid" style:text-underline-width="auto" style:text-underline-color="font-color" officeooo:rsid="0021e8c3" officeooo:paragraph-rsid="0021e8c3" style:font-size-asian="10pt" style:font-size-complex="10pt"/>
    </style:style>
    <style:style style:name="T1" style:family="text">
      <style:text-properties style:text-underline-style="solid" style:text-underline-width="auto" style:text-underline-color="font-color" officeooo:rsid="000d365c"/>
    </style:style>
    <style:style style:name="T2" style:family="text">
      <style:text-properties officeooo:rsid="000e9a35"/>
    </style:style>
    <style:style style:name="T3" style:family="text">
      <style:text-properties officeooo:rsid="000ee5e2"/>
    </style:style>
    <style:style style:name="T4" style:family="text">
      <style:text-properties officeooo:rsid="000fe510"/>
    </style:style>
    <style:style style:name="T5" style:family="text">
      <style:text-properties officeooo:rsid="00127c40"/>
    </style:style>
    <style:style style:name="T6" style:family="text">
      <style:text-properties officeooo:rsid="00135d7a"/>
    </style:style>
    <style:style style:name="T7" style:family="text">
      <style:text-properties officeooo:rsid="00154b86"/>
    </style:style>
    <style:style style:name="T8" style:family="text">
      <style:text-properties officeooo:rsid="00163580"/>
    </style:style>
    <style:style style:name="T9" style:family="text">
      <style:text-properties officeooo:rsid="0017a3d1"/>
    </style:style>
    <style:style style:name="T10" style:family="text">
      <style:text-properties officeooo:rsid="001a5987"/>
    </style:style>
    <style:style style:name="T11" style:family="text">
      <style:text-properties officeooo:rsid="001d04a2"/>
    </style:style>
    <style:style style:name="T12" style:family="text">
      <style:text-properties officeooo:rsid="001ec2b2"/>
    </style:style>
    <style:style style:name="T13" style:family="text">
      <style:text-properties officeooo:rsid="00205215"/>
    </style:style>
    <style:style style:name="T14" style:family="text">
      <style:text-properties officeooo:rsid="0021e8c3"/>
    </style:style>
    <style:style style:name="T15" style:family="text">
      <style:text-properties officeooo:rsid="00238763"/>
    </style:style>
    <style:style style:name="T16" style:family="text">
      <style:text-properties officeooo:rsid="00254e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ab/><text:tab/><text:tab/><text:tab/><text:tab/><text:span text:style-name="T1">TEMA 3</text:span></text:p>
      <text:p text:style-name="Standard"/>
      <text:p text:style-name="Standard"/>
      <text:p text:style-name="P2">EJERCICIO 3.3</text:p>
      <text:p text:style-name="P6"/>
      <text:p text:style-name="P6"/>
      <text:p text:style-name="P27">Definición de dominios:</text:p>
      <text:p text:style-name="P27"/>
      <text:p text:style-name="P7">cad9=texto(9)</text:p>
      <text:p text:style-name="P7">cad<text:span text:style-name="T7">30</text:span>=texto(<text:span text:style-name="T7">30</text:span>)</text:p>
      <text:p text:style-name="P7">num=numero entero</text:p>
      <text:p text:style-name="P7"/>
      <text:p text:style-name="P27">Esquema relacional:</text:p>
      <text:p text:style-name="P6"/>
      <text:p text:style-name="P47">a) <text:span text:style-name="T4">Relacion unaria 1:N</text:span></text:p>
      <text:p text:style-name="P7"/>
      <text:p text:style-name="P7">PERSONA(DNI:cad9, NSS:cad9, Nombre:cad<text:span text:style-name="T7">30</text:span>, Dirección:cad<text:span text:style-name="T7">30</text:span>, Edad:num, <text:span text:style-name="T2">DNI-P: cad9</text:span>)</text:p>
      <text:p text:style-name="P7"><text:tab/><text:span text:style-name="T2">CP:{DNI}</text:span></text:p>
      <text:p text:style-name="P7"><text:tab/><text:span text:style-name="T6">CAlt:{NSS}</text:span></text:p>
      <text:p text:style-name="P7"><text:tab/><text:span text:style-name="T3">Caj:{DNI-P}-------→ PERSONA</text:span></text:p>
      <text:p text:style-name="P7"/>
      <text:p text:style-name="P7"/>
      <text:p text:style-name="P8"><text:span text:style-name="T3">b</text:span>) <text:span text:style-name="T4">Relación unaria 1:1</text:span></text:p>
      <text:p text:style-name="P8"/>
      <text:p text:style-name="P8">PERSONA(DNI:cad9, NSS:cad9, Nombre:cad<text:span text:style-name="T7">30</text:span>, Dirección:cad<text:span text:style-name="T7">30</text:span>, Edad:num, <text:span text:style-name="T2">DNI-Con1: cad9</text:span>)</text:p>
      <text:p text:style-name="P8"><text:tab/><text:span text:style-name="T2">CP:{DNI}</text:span></text:p>
      <text:p text:style-name="P8"><text:tab/><text:span text:style-name="T3">CAlt:{NSS},{DNI-Con1}</text:span></text:p>
      <text:p text:style-name="P8"><text:tab/><text:span text:style-name="T3">Caj:{DNI-Con1}-------→ PERSONA</text:span></text:p>
      <text:p text:style-name="P6"/>
      <text:p text:style-name="P6"/>
      <text:p text:style-name="P48"><text:span text:style-name="T3">c</text:span>) <text:span text:style-name="T4">Relación unaria N:N</text:span></text:p>
      <text:p text:style-name="P8"/>
      <text:p text:style-name="P8">PERSONA(DNI:cad9, NSS:cad9, Nombre:cad<text:span text:style-name="T7">30</text:span>, Dirección:cad<text:span text:style-name="T7">30</text:span>, Edad:num)</text:p>
      <text:p text:style-name="P8"><text:tab/><text:span text:style-name="T2">CP:{DNI}</text:span></text:p>
      <text:p text:style-name="P8"><text:tab/></text:p>
      <text:p text:style-name="P12">RELACION FAMILIAR (DNI-Fam1:cad9, DNI-Fam2:cad9, Tipo_relación:cad<text:span text:style-name="T7">30</text:span>)</text:p>
      <text:p text:style-name="P12"><text:tab/>CP:{DNI-Fam1, DNI-Fam2}</text:p>
      <text:p text:style-name="P12"><text:tab/>CAj:{ DNI-Fam1}----------→ PERSONA <text:span text:style-name="T5"><text:s/>(DI)</text:span></text:p>
      <text:p text:style-name="P13"><text:tab/>CAj:{ DNI-Fam2}----------→ PERSONA <text:s/><text:span text:style-name="T5">(DI)</text:span></text:p>
      <text:p text:style-name="P6"/>
      <text:p text:style-name="P6"/>
      <text:p text:style-name="P2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3">EJERCICIO 3.<text:span text:style-name="T5">4</text:span></text:p>
      <text:p text:style-name="P14"/>
      <text:p text:style-name="P14"/>
      <text:p text:style-name="P28">Definición de dominios:</text:p>
      <text:p text:style-name="P31"/>
      <text:p text:style-name="P32">cad7=texto(7)</text:p>
      <text:p text:style-name="P9">cad9=texto(9)</text:p>
      <text:p text:style-name="P9">cad<text:span text:style-name="T7">30</text:span>=texto(<text:span text:style-name="T7">30</text:span>)</text:p>
      <text:p text:style-name="P19">cad60=texto(60)</text:p>
      <text:p text:style-name="P9">num=numero entero</text:p>
      <text:p text:style-name="P15">fecha=dd/mm/aaaa</text:p>
      <text:p text:style-name="P15"/>
      <text:p text:style-name="P9"/>
      <text:p text:style-name="P28">Esquema relacional:</text:p>
      <text:p text:style-name="P14"/>
      <text:p text:style-name="P49">a) <text:span text:style-name="T4">Relacion binaria N:N</text:span></text:p>
      <text:p text:style-name="P9"/>
      <text:p text:style-name="P15">PELICULA(ID:cad9, Nombre: cad<text:span text:style-name="T7">30</text:span>, Director: cad<text:span text:style-name="T7">30</text:span>, Año: num)</text:p>
      <text:p text:style-name="P15"><text:tab/>CP:{ID}</text:p>
      <text:p text:style-name="P15"/>
      <text:p text:style-name="P15">ACTOR(Nombre:cad<text:span text:style-name="T7">30</text:span>, Año_nac:fecha, Nacionalidad:cad9)</text:p>
      <text:p text:style-name="P15"><text:tab/>CP:{Nombre}</text:p>
      <text:p text:style-name="P15"/>
      <text:p text:style-name="P15">PARTICIPA(<text:span text:style-name="T7">ID:cad9, Nombre:cad30, Personaje:cad9)</text:span></text:p>
      <text:p text:style-name="P15"><text:tab/><text:span text:style-name="T7">CP:{ID, Nombre}</text:span></text:p>
      <text:p text:style-name="P16"><text:tab/><text:span text:style-name="T7">CAj:{ID}----------------------→ PELICULA <text:s/>(DI)</text:span></text:p>
      <text:p text:style-name="P16"><text:tab/><text:span text:style-name="T7">CAj:{Nombre}---------------→ ACTOR <text:s/>(DI)</text:span></text:p>
      <text:p text:style-name="P9"/>
      <text:p text:style-name="P9"/>
      <text:p text:style-name="P52">b) <text:span text:style-name="T7">Relación binaria 1:N</text:span></text:p>
      <text:p text:style-name="P15"/>
      <text:p text:style-name="P19">VEHICULO(Matricula:cad7, Marca:cad9, Modelo:cad9, Año:num, DNI:cad9, Fecha_compra:fecha)</text:p>
      <text:p text:style-name="P19"><text:tab/>CP{Matricula}</text:p>
      <text:p text:style-name="P19"><text:tab/><text:span text:style-name="T8">CAj:{DNI}---------&gt;DUEÑO</text:span></text:p>
      <text:p text:style-name="P19"/>
      <text:p text:style-name="P19">DUEÑO(DNI:cad9, Nombre:cad30, Dirección:cad60)</text:p>
      <text:p text:style-name="P19"><text:tab/>CP{DNI}</text:p>
      <text:p text:style-name="P19"/>
      <text:p text:style-name="P15"/>
      <text:p text:style-name="P52">c) <text:span text:style-name="T9">Relación binaria N:N</text:span></text:p>
      <text:p text:style-name="P15"/>
      <text:p text:style-name="P20">VEHICULO(Matricula:cad7, Marca:cad9, Modelo:cad9, Año:num)</text:p>
      <text:p text:style-name="P20"><text:tab/>CP{Matricula}</text:p>
      <text:p text:style-name="P6"/>
      <text:p text:style-name="P20">DUEÑO(DNI:cad9, Nombre:cad30, Dirección:cad60)</text:p>
      <text:p text:style-name="P20"><text:tab/>CP{DNI}</text:p>
      <text:p text:style-name="P6"/>
      <text:p text:style-name="P21">PERTENENCIA(Matricula:cad7, DNI:cad9, Fecha_alta:fecha, Fecha_baja:fecha)</text:p>
      <text:p text:style-name="P21"><text:tab/>CP{Matricula, DNI}</text:p>
      <text:p text:style-name="P21"><text:tab/>CAj{DNI}------------------→DUEÑO <text:span text:style-name="T7"><text:s/>(DI)</text:span></text:p>
      <text:p text:style-name="P21"><text:tab/>CAj{Matricula}------------→VEHICULO <text:span text:style-name="T7"><text:s/>(DI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4">EJERCICIO 3.<text:span text:style-name="T9">5</text:span></text:p>
      <text:p text:style-name="P23"/>
      <text:p text:style-name="P23"/>
      <text:p text:style-name="P29">Definición de dominios:</text:p>
      <text:p text:style-name="P33"/>
      <text:p text:style-name="P33"/>
      <text:p text:style-name="P10">cad<text:span text:style-name="T10">10</text:span>=texto(<text:span text:style-name="T10">10</text:span>)</text:p>
      <text:p text:style-name="P10">cad<text:span text:style-name="T7">30</text:span>=texto(<text:span text:style-name="T7">30</text:span>)</text:p>
      <text:p text:style-name="P20">cad60=texto(60)</text:p>
      <text:p text:style-name="P17">fecha=dd/mm/aaaa</text:p>
      <text:p text:style-name="P17"/>
      <text:p text:style-name="P10"/>
      <text:p text:style-name="P29">Esquema relacional:</text:p>
      <text:p text:style-name="P23"/>
      <text:p text:style-name="P50">a) <text:span text:style-name="T4">Relacion ternaria 1:N:N</text:span></text:p>
      <text:p text:style-name="P6"/>
      <text:p text:style-name="P24">LIBRO(Codigo:cad10, Titulo:cad30, Autor:cad30)</text:p>
      <text:p text:style-name="P24"><text:tab/>CP:{Codigo}</text:p>
      <text:p text:style-name="P24"><text:tab/></text:p>
      <text:p text:style-name="P24"/>
      <text:p text:style-name="P24">BIBLIOTECA(Codigo:cad10, Nombre:cad30, Ubicacion:cad60)</text:p>
      <text:p text:style-name="P24"><text:tab/>CP:{Codigo}</text:p>
      <text:p text:style-name="P24"><text:tab/></text:p>
      <text:p text:style-name="P24"/>
      <text:p text:style-name="P24">SOCIO( Cod_socio:cad10, Nombre:cad30)</text:p>
      <text:p text:style-name="P24"><text:tab/>CP:{Cod_socio}</text:p>
      <text:p text:style-name="P6"/>
      <text:p text:style-name="P24">PRESTAMO(Codigo:<text:span text:style-name="T11">cad10, Codigo:cad10, Cod_socio:cad10, Fecha_inicio:fecha, Fecha_fin:fecha)</text:span></text:p>
      <text:p text:style-name="P24"><text:tab/><text:span text:style-name="T11">CP:{Codigo, Codigo}</text:span></text:p>
      <text:p text:style-name="P24"><text:tab/><text:span text:style-name="T11">VNN: {Cod_Socio}</text:span></text:p>
      <text:p text:style-name="P25"><text:tab/><text:span text:style-name="T11">CAj: {Codigo}---------------→ LIBRO <text:s/>(DI)</text:span></text:p>
      <text:p text:style-name="P25"><text:tab/><text:span text:style-name="T11">CAj: {Codigo}---------------→ BIBLIOTECA <text:s/>(DI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5">EJERCICIO 3.<text:span text:style-name="T11">6</text:span></text:p>
      <text:p text:style-name="P26"/>
      <text:p text:style-name="P26"/>
      <text:p text:style-name="P30">Definición de dominios:</text:p>
      <text:p text:style-name="P45"/>
      <text:p text:style-name="P11">cad9=texto(9)</text:p>
      <text:p text:style-name="P11">cad<text:span text:style-name="T7">30</text:span>=texto(<text:span text:style-name="T7">30</text:span>)</text:p>
      <text:p text:style-name="P11">num=numero entero</text:p>
      <text:p text:style-name="P37">real=numero real</text:p>
      <text:p text:style-name="P18"/>
      <text:p text:style-name="P11"/>
      <text:p text:style-name="P30">Esquema relacional:</text:p>
      <text:p text:style-name="P26"/>
      <text:p text:style-name="P51">a) <text:span text:style-name="T12">Especialización total y disjunta:</text:span></text:p>
      <text:p text:style-name="P6"/>
      <text:p text:style-name="P35">CUENTA(Num_cta:cad30, <text:span text:style-name="T13">Saldo:real)</text:span></text:p>
      <text:p text:style-name="P35"><text:tab/><text:span text:style-name="T13">CP:{Num_cta}</text:span></text:p>
      <text:p text:style-name="P35"/>
      <text:p text:style-name="P37">CTA_AHORRO(Num_cta:cad30, TasaInteres:real)</text:p>
      <text:p text:style-name="P37"><text:tab/>CP:{Num_cta}</text:p>
      <text:p text:style-name="P37"><text:tab/>CAj:{Num_cta}----------→CUENTA<text:span text:style-name="T14"> (DI)</text:span></text:p>
      <text:p text:style-name="P37"/>
      <text:p text:style-name="P37">CTA_NOMINA(Num_cta:cad30, SaldoDeudor:real)</text:p>
      <text:p text:style-name="P37"><text:tab/>CP:{Num_cta}</text:p>
      <text:p text:style-name="P37"><text:tab/>Caj:{Num_cta}-----------→<text:span text:style-name="T14"> CUENTA (DI)</text:span></text:p>
      <text:p text:style-name="P37"/>
      <text:p text:style-name="P46"/>
      <text:p text:style-name="P46"><text:span text:style-name="T14">R.I. </text:span>TOTAL: <text:span text:style-name="T14">Todo elemento de la entidad supertipo debe estar al menos en una de las entidades subtipo.</text:span></text:p>
      <text:p text:style-name="P46"><text:span text:style-name="T14">R.I. </text:span>DISJUNTA: <text:span text:style-name="T14">Todo elemento de la entidad supertipo podrá estar solamente en una de las entidades subtipo.</text:span></text:p>
      <text:p text:style-name="P6"/>
      <text:p text:style-name="P6"/>
      <text:p text:style-name="P6"/>
      <text:p text:style-name="P53">b) Especialización parcial y solapada:</text:p>
      <text:p text:style-name="P6"/>
      <text:p text:style-name="P38">PERSONA(DNI:cad9, <text:span text:style-name="T15">Nombre: cad30)</text:span></text:p>
      <text:p text:style-name="P38"><text:tab/><text:span text:style-name="T15">CP:{DNI}</text:span></text:p>
      <text:p text:style-name="P38"/>
      <text:p text:style-name="P39">EMPLEADO(DNI: cad9, NSS:num, IdContrato:num)</text:p>
      <text:p text:style-name="P39"><text:tab/>CP:{DNI}</text:p>
      <text:p text:style-name="P39"><text:tab/>CAj:{DNI}-------------→ PERSONA (DI)</text:p>
      <text:p text:style-name="P39"/>
      <text:p text:style-name="P39">ESTUDIANTE(DNI:cad9, Id_Estudiante:num, Curso:cad30)</text:p>
      <text:p text:style-name="P39"><text:tab/>CP:{DNI}</text:p>
      <text:p text:style-name="P39"><text:tab/>CAj:{DNI}--------------→ PERSONA (DI)</text:p>
      <text:p text:style-name="P6"/>
      <text:p text:style-name="P6"/>
      <text:p text:style-name="P6"/>
      <text:p text:style-name="P6"/>
      <text:p text:style-name="P6"/>
      <text:p text:style-name="P6"/>
      <text:p text:style-name="P44"><text:span text:style-name="T12">Nomenclatura</text:span>:</text:p>
      <text:p text:style-name="P6"/>
      <text:p text:style-name="P42">CP: Clave Primaria</text:p>
      <text:p text:style-name="P42">CAj: Clave Ajena</text:p>
      <text:p text:style-name="P42">CAlt: Clave alternativa</text:p>
      <text:p text:style-name="P42">DI: dependencia de identificacion</text:p>
      <text:p text:style-name="P42">DE: dependencia de existencia</text:p>
      <text:p text:style-name="P42">VNN: valor no nulo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1T11:47:01.362000000</meta:creation-date>
    <dc:date>2023-11-22T15:33:01.921000000</dc:date>
    <meta:editing-duration>PT16M26S</meta:editing-duration>
    <meta:editing-cycles>5</meta:editing-cycles>
    <meta:generator>LibreOffice/6.0.4.2$Windows_X86_64 LibreOffice_project/9b0d9b32d5dcda91d2f1a96dc04c645c450872bf</meta:generator>
    <meta:document-statistic meta:table-count="0" meta:image-count="0" meta:object-count="0" meta:page-count="4" meta:paragraph-count="113" meta:word-count="320" meta:character-count="3230" meta:non-whitespace-character-count="2979"/>
  </office:meta>
</office:document-meta>
</file>